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How it happened</text:h>
      <text:p text:style-name="Text_20_body">I was away on vacation when I heard---<text:line-break/>someone sat at my desk while I was away.<text:line-break/>They took my pen, while I was taking<text:line-break/>surf lessons, and wrote the sun into the sky.<text:line-break/>They pre-approved the earth and the waters,<text:line-break/>and all of the living things, without even<text:line-break/>having the decency to text me. It was not I<text:line-break/>who was behind the phrase "creeping things."<text:line-break/>When I got back, of course I was pissed,<text:line-break/>but it was already written into the policy.<text:line-break/>I'm just saying: don't blame me for Cain<text:line-break/>killing Abel. That was a murder. I'm not a cop.<text:line-break/>The Tower of Babel fell on its own. The ark<text:line-break/>never saw a single drop of rain. I'm the drunk<text:line-break/>sitting on the curb who just pissed his pants,<text:line-break/>holding up a sign asking where I 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w it happened</dc:title>
  </office:meta>
</office:document-meta>
</file>